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42.228cm" fo:margin-left="-0.381cm" table:align="left" style:writing-mode="lr-tb"/>
    </style:style>
    <style:style style:name="Table1.A" style:family="table-column">
      <style:table-column-properties style:column-width="10.555cm"/>
    </style:style>
    <style:style style:name="Table1.B" style:family="table-column">
      <style:table-column-properties style:column-width="10.557cm"/>
    </style:style>
    <style:style style:name="Table1.D" style:family="table-column">
      <style:table-column-properties style:column-width="10.55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1.2" style:family="table-row">
      <style:table-row-properties style:min-row-height="0.474cm" style:keep-together="true" fo:keep-together="auto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51cm"/>
          <style:tab-stop style:position="2.858cm"/>
        </style:tab-stops>
      </style:paragraph-properties>
    </style:style>
    <style:style style:name="P2" style:family="paragraph" style:parent-style-name="Standard">
      <style:paragraph-properties fo:margin-top="0cm" fo:margin-bottom="0cm" style:line-height-at-least="0.176cm"/>
    </style:style>
    <style:style style:name="P3" style:family="paragraph" style:parent-style-name="Standard">
      <style:paragraph-properties fo:margin-top="0cm" fo:margin-bottom="0cm" style:line-height-at-least="0.176cm" fo:text-align="justify" style:justify-single-word="false" style:punctuation-wrap="hanging"/>
    </style:style>
    <style:style style:name="P4" style:family="paragraph" style:parent-style-name="Standard">
      <style:paragraph-properties fo:margin-top="0cm" fo:margin-bottom="0cm" style:line-height-at-least="0.176cm" fo:text-align="justify" style:justify-single-word="false" style:punctuation-wrap="hanging">
        <style:tab-stops>
          <style:tab-stop style:position="1.251cm"/>
          <style:tab-stop style:position="3.54cm"/>
          <style:tab-stop style:position="6.89cm"/>
          <style:tab-stop style:position="10.239cm"/>
          <style:tab-stop style:position="13.589cm"/>
          <style:tab-stop style:position="16.939cm"/>
        </style:tab-stops>
      </style:paragraph-properties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/>
    </style:style>
    <style:style style:name="P9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10" style:family="paragraph" style:parent-style-name="Standard" style:list-style-name="WWNum3"/>
    <style:style style:name="P11" style:family="paragraph" style:parent-style-name="Standard">
      <style:paragraph-properties fo:margin-top="0cm" fo:margin-bottom="0cm" style:line-height-at-least="0.176cm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style:line-height-at-least="0.176cm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style:line-height-at-least="0.176cm" fo:text-align="justify" style:justify-single-word="false" style:punctuation-wrap="hanging">
        <style:tab-stops>
          <style:tab-stop style:position="1.251cm"/>
          <style:tab-stop style:position="3.54cm"/>
          <style:tab-stop style:position="6.89cm"/>
          <style:tab-stop style:position="10.239cm"/>
          <style:tab-stop style:position="13.589cm"/>
          <style:tab-stop style:position="16.939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2">
      <style:paragraph-properties fo:margin-top="0cm" fo:margin-bottom="0cm" style:line-height-at-least="0.176cm" fo:text-align="justify" style:justify-single-word="false" style:punctuation-wrap="hanging">
        <style:tab-stops>
          <style:tab-stop style:position="1.251cm"/>
          <style:tab-stop style:position="3.54cm"/>
          <style:tab-stop style:position="6.89cm"/>
          <style:tab-stop style:position="10.239cm"/>
          <style:tab-stop style:position="13.589cm"/>
          <style:tab-stop style:position="16.939cm"/>
        </style:tab-stops>
      </style:paragraph-properties>
      <style:text-properties style:font-name="Times New Roman" fo:font-size="12pt" style:font-size-asian="12pt" style:font-name-complex="Times New Roman1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weight-complex="bold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text:display="none"/>
    </style:style>
    <style:style style:name="T12" style:family="text">
      <style:text-properties style:font-name="Arial" fo:font-size="12pt" fo:font-weight="bold" style:font-size-asian="12pt" style:font-weight-asian="bold" style:font-name-complex="Arial1" style:font-weight-complex="bold"/>
    </style:style>
    <style:style style:name="T13" style:family="text">
      <style:text-properties style:font-name="Arial" fo:font-size="12pt" style:font-size-asian="12pt" style:font-name-complex="Arial1" style:font-size-complex="12pt"/>
    </style:style>
    <style:style style:name="T14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<text:s text:c="111"/></text:span><text:span text:style-name="T9">Sandeep Garg </text:span></text:p>
      <text:p text:style-name="Standard"><text:span text:style-name="T3"><text:s text:c="102"/>Phone: </text:span><text:span text:style-name="T4">91-07738283172</text:span><text:span text:style-name="T3"> <text:s text:c="3"/></text:span></text:p>
      <text:p text:style-name="Standard"><text:span text:style-name="T5"><text:s text:c="85"/>E-mail: </text:span><text:a xlink:type="simple" xlink:href="mailto:sandeepg4202@gmail.com"><text:span text:style-name="Internet_20_link"><text:span text:style-name="T4">sandeepg4202@gmail.com</text:span></text:span></text:a></text:p>
      <text:p text:style-name="P6">Objective:</text:p>
      <text:p text:style-name="P7">Looking for an excellent opportunity to work in a good organization where I can apply my technical skills and gain industrial exposure while continuously strive to learn new skills.</text:p>
      <text:p text:style-name="P6">Professional Skill-set:</text:p>
      <text:p text:style-name="Standard"><text:span text:style-name="T10">1)</text:span><text:span text:style-name="T11">ent growth of the organization.</text:span><text:span text:style-name="T6"> C, Core Java</text:span><text:span text:style-name="T10"> <text:s text:c="23"/>2) </text:span><text:span text:style-name="T6">DBMS, SQL</text:span><text:span text:style-name="T10"> <text:s text:c="10"/>3) </text:span><text:span text:style-name="T6">Operating System (Basics), UNIX <text:s text:c="22"/></text:span><text:span text:style-name="T10">4) </text:span><text:span text:style-name="T6">Data structures</text:span></text:p>
      <text:p text:style-name="P6">Qualification:</text:p>
      <text:list xml:id="list476715913" text:style-name="WWNum3">
        <text:list-item>
          <text:p text:style-name="P10"><text:span text:style-name="T1">Pursuing</text:span><text:span text:style-name="T2"> </text:span><text:span text:style-name="T1">M.T</text:span><text:span text:style-name="T14">ech</text:span><text:span text:style-name="T1">(2012-14) at IIT Bombay .</text:span><text:span text:style-name="T2"> </text:span><text:span text:style-name="T10"><text:s text:c="2"/></text:span></text:p>
        </text:list-item>
      </text:list>
      <text:list xml:id="list3665367901" text:style-name="WWNum1">
        <text:list-item>
          <text:p text:style-name="P14"><text:span text:style-name="T2">B.E (Computer Engineering</text:span><text:span text:style-name="T6">) (2008-12) from Shri Govindram Seksaria Institute of Technology and Science, Indore, Affiliated to R.G.P.V.</text:span></text:p>
        </text:list-item>
      </text:list>
      <text:p text:style-name="List_20_Paragraph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"><text:span text:style-name="T10"><text:s text:c="9"/></text:span><text:span text:style-name="T2">Semester</text:span></text:p>
          </table:table-cell>
          <table:table-cell table:style-name="Table1.A1" office:value-type="string">
            <text:p text:style-name="P2"><text:span text:style-name="T10"><text:s text:c="8"/></text:span><text:span text:style-name="T2">Percentage</text:span></text:p>
          </table:table-cell>
          <table:table-cell table:style-name="Table1.A1" office:value-type="string">
            <text:p text:style-name="P2"><text:span text:style-name="T10"><text:s text:c="9"/></text:span><text:span text:style-name="T2">Semester</text:span></text:p>
          </table:table-cell>
          <table:table-cell table:style-name="Table1.A1" office:value-type="string">
            <text:p text:style-name="P2"><text:span text:style-name="T10"><text:s text:c="8"/></text:span><text:span text:style-name="T2">Percentage</text:span></text:p>
          </table:table-cell>
        </table:table-row>
        <table:table-row table:style-name="Table1.2">
          <table:table-cell table:style-name="Table1.A1" office:value-type="string">
            <text:p text:style-name="P12">8th</text:p>
          </table:table-cell>
          <table:table-cell table:style-name="Table1.A1" office:value-type="string">
            <text:p text:style-name="P2"><text:span text:style-name="T10"><text:s text:c="10"/></text:span><text:span text:style-name="T6"><text:s text:c="3"/>69.2 </text:span></text:p>
          </table:table-cell>
          <table:table-cell table:style-name="Table1.A1" office:value-type="string">
            <text:p text:style-name="P11"><text:s text:c="17"/>4th</text:p>
          </table:table-cell>
          <table:table-cell table:style-name="Table1.A1" office:value-type="string">
            <text:p text:style-name="P12">77.8</text:p>
          </table:table-cell>
        </table:table-row>
        <table:table-row table:style-name="Table1.1">
          <table:table-cell table:style-name="Table1.A1" office:value-type="string">
            <text:p text:style-name="P12">7th</text:p>
          </table:table-cell>
          <table:table-cell table:style-name="Table1.A1" office:value-type="string">
            <text:p text:style-name="P11"><text:s text:c="15"/>71.6</text:p>
          </table:table-cell>
          <table:table-cell table:style-name="Table1.A1" office:value-type="string">
            <text:p text:style-name="P11"><text:s text:c="17"/>3rd</text:p>
          </table:table-cell>
          <table:table-cell table:style-name="Table1.A1" office:value-type="string">
            <text:p text:style-name="P12">68.9</text:p>
          </table:table-cell>
        </table:table-row>
        <table:table-row table:style-name="Table1.1">
          <table:table-cell table:style-name="Table1.A1" office:value-type="string">
            <text:p text:style-name="P12">6th</text:p>
          </table:table-cell>
          <table:table-cell table:style-name="Table1.A1" office:value-type="string">
            <text:p text:style-name="P11"><text:s text:c="15"/>72.4</text:p>
          </table:table-cell>
          <table:table-cell table:style-name="Table1.A1" office:value-type="string">
            <text:p text:style-name="P11"><text:s text:c="17"/>2nd</text:p>
          </table:table-cell>
          <table:table-cell table:style-name="Table1.A1" office:value-type="string">
            <text:p text:style-name="P12">75</text:p>
          </table:table-cell>
        </table:table-row>
        <table:table-row table:style-name="Table1.1">
          <table:table-cell table:style-name="Table1.A1" office:value-type="string">
            <text:p text:style-name="P12">5th</text:p>
          </table:table-cell>
          <table:table-cell table:style-name="Table1.A1" office:value-type="string">
            <text:p text:style-name="P2"><text:span text:style-name="T10"><text:s text:c="13"/></text:span><text:span text:style-name="T6">66.9</text:span></text:p>
          </table:table-cell>
          <table:table-cell table:style-name="Table1.A1" office:value-type="string">
            <text:p text:style-name="P11"><text:s text:c="17"/>1st</text:p>
          </table:table-cell>
          <table:table-cell table:style-name="Table1.A1" office:value-type="string">
            <text:p text:style-name="P12">69.9</text:p>
          </table:table-cell>
        </table:table-row>
      </table:table>
      <text:p text:style-name="Standard"/>
      <text:p text:style-name="Standard"><text:span text:style-name="T3">Aggregate Percentage</text:span><text:span text:style-name="T4">:</text:span><text:span text:style-name="T2"> </text:span><text:span text:style-name="T8">70.75</text:span></text:p>
      <text:list xml:id="list1478358138" text:continue-numbering="true" text:style-name="WWNum1">
        <text:list-item>
          <text:p text:style-name="P14"><text:span text:style-name="T2">12th</text:span><text:span text:style-name="T10"> </text:span><text:span text:style-name="T6">from Govt. Multi. H.S. School No. 1 Part I, Morena (MPBSE) with</text:span><text:span text:style-name="T2"> 80.89%.</text:span></text:p>
        </text:list-item>
        <text:list-item>
          <text:p text:style-name="P14"><text:span text:style-name="T2">10th</text:span><text:span text:style-name="T10"> </text:span><text:span text:style-name="T6">from Gandhi Bal Niketan High School, Morena (MPBSE) with</text:span><text:span text:style-name="T2"> 84.6%.</text:span></text:p>
        </text:list-item>
      </text:list>
      <text:p text:style-name="Standard"/>
      <text:p text:style-name="P6">Projects Undertaken: <text:s/></text:p>
      <text:p text:style-name="P8">Major Project </text:p>
      <text:p text:style-name="Standard"><text:span text:style-name="T2">Title:</text:span><text:span text:style-name="T10"> </text:span><text:span text:style-name="T6">Design and Implementation of <text:s/>Log Based Intrusion Detection System and Log Management <text:s/>in Cloud Computing.</text:span></text:p>
      <text:p text:style-name="Standard"><text:span text:style-name="T2">Description: </text:span><text:span text:style-name="T6">The Cloud Computing is a growing Trend in computing World. This project will help in securing the Cloud Service provider as well as the customers of cloud services from the malicious attackers.</text:span></text:p>
      <text:p text:style-name="Standard"><text:soft-page-break/><text:span text:style-name="T2">Tools Used:</text:span><text:span text:style-name="T10"> </text:span><text:span text:style-name="T6">Ubuntu 10.4, eucalyptus, KVM.</text:span></text:p>
      <text:p text:style-name="Standard"><text:span text:style-name="T2">Team Size:</text:span><text:span text:style-name="T10"> </text:span><text:span text:style-name="T6">5 Members</text:span></text:p>
      <text:p text:style-name="P8">Minor Project</text:p>
      <text:p text:style-name="P3"><text:span text:style-name="T2">Title:</text:span><text:span text:style-name="T12"> </text:span><text:span text:style-name="T7">Hotel Management System</text:span></text:p>
      <text:p text:style-name="P3"/>
      <text:p text:style-name="P1"><text:span text:style-name="T2">Description:</text:span><text:span text:style-name="T13"> </text:span><text:span text:style-name="T6">Hotel Management software is aimed at computerizing the activities involved in a hotel. The prime activities figured out in a hotel include checkin and checkout of customers.</text:span></text:p>
      <text:p text:style-name="P1"><text:span text:style-name="T2">Tools used: </text:span><text:span text:style-name="T6">VB 6.0 and Microsoft Access 2007</text:span></text:p>
      <text:p text:style-name="Standard"><text:span text:style-name="T2">Team Size: </text:span><text:span text:style-name="T6">3 Members</text:span></text:p>
      <text:p text:style-name="P4"/>
      <text:p text:style-name="P13">Co-Curricular Achievements &amp; Activities:</text:p>
      <text:list xml:id="list1829282948" text:style-name="WWNum2">
        <text:list-item>
          <text:list>
            <text:list-item>
              <text:list>
                <text:list-item>
                  <text:p text:style-name="P15">Volunteered in ‘G-Roadies’ event organized under Cultural Fest “Aayaam 2010”.</text:p>
                </text:list-item>
                <text:list-item>
                  <text:p text:style-name="P15">Participated in Indore Marathon 2009 – An IIM Indore Initiative.</text:p>
                </text:list-item>
              </text:list>
            </text:list-item>
          </text:list>
        </text:list-item>
      </text:list>
      <text:p text:style-name="Standard"/>
      <text:p text:style-name="P9">Personal Profile</text:p>
      <text:p text:style-name="Standard"><text:span text:style-name="T10">Strengths: </text:span><text:span text:style-name="T6">Adaptability, Diligence, Frugality, Sincerity.</text:span></text:p>
      <text:p text:style-name="Standard"><text:span text:style-name="T10">Hobbies &amp; Interests: </text:span><text:span text:style-name="T6">Playing Cricket.</text:span></text:p>
      <text:p text:style-name="Standard"><text:span text:style-name="T10">Date of Birth: </text:span><text:span text:style-name="T6">13th Nov, 1989.</text:span></text:p>
      <text:p text:style-name="Standard"><text:span text:style-name="T10">Language Known: </text:span><text:span text:style-name="T6">Hindi, English.</text:span></text:p>
      <text:p text:style-name="Standard"><text:span text:style-name="T10">Contact Address: </text:span><text:span text:style-name="T6">28/770, Bal Niketan Road Gopal Pura, Morena, Madhya Pradesh, <text:s text:c="14"/>Pin:476001</text:span></text:p>
      <text:p text:style-name="P7">I hereby declare that the information given above is true to the best of my knowledge &amp; belief.</text:p>
      <text:p text:style-name="Standard"/>
      <text:p text:style-name="Standard"><text:span text:style-name="T6">Date: </text:span><text:span text:style-name="T10"><text:s text:c="93"/></text:span><text:span text:style-name="T2">Sandeep Gar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style:font-name="Calibri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Head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line-height-at-least="0.176cm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6T09:08:00</meta:creation-date>
    <meta:initial-creator>Sandeep</meta:initial-creator>
    <dc:creator>sandeep </dc:creator>
    <dc:date>2012-08-31T11:10:34</dc:date>
    <meta:editing-cycles>331</meta:editing-cycles>
    <meta:editing-duration>PT00H09M55S</meta:editing-duration>
    <meta:generator>OpenOffice.org/3.2$Linux OpenOffice.org_project/320m12$Build-9483</meta:generator>
    <meta:document-statistic meta:table-count="1" meta:image-count="0" meta:object-count="0" meta:page-count="2" meta:paragraph-count="55" meta:word-count="321" meta:character-count="2703"/>
    <meta:template xlink:type="simple" xlink:actuate="onRequest" xlink:title="Normal" xlink:href=""/>
  </office:meta>
</office:document-meta>
</file>